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0000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3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4" style:family="text">
      <style:text-properties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script Standards:</text:p>
      <text:p text:style-name="Standard"/>
      <text:p text:style-name="P1">Placement - </text:p>
      <text:p text:style-name="P1"/>
      <text:p text:style-name="P1"><text:tab/><text:span text:style-name="T1">All Javascript files (.js) should be placed under the Scripts directory in a folder named after the location and name of the view that they are included on. <text:s/>Example: <text:s/>a Javascript file that controls the behaviour of ActionList/CreateAction.cshtml would be found at /Scripts/ActionList/CreateAction.js <text:s/></text:span></text:p>
      <text:p text:style-name="P6">Always follow the convention for the view and not the final route itself.</text:p>
      <text:p text:style-name="P6"/>
      <text:p text:style-name="P1">Coding Standards<text:span text:style-name="T1"> -</text:span></text:p>
      <text:p text:style-name="P6"/>
      <text:p text:style-name="P6"><text:tab/>If you write any reusable functions, please use namespacing on the page. <text:s/>If you are just writing inline functions (like call-backs) then obviously you do not need to namespace. <text:s/>Namespaces should be in PascalCasing and functions inside those namespaces should be in camelCasing. <text:s/>There is an extend functionality that should be used for this namespacing schema and it should be called as so: </text:p>
      <text:p text:style-name="Standard"><text:span text:style-name="T1"><text:s/></text:span><text:span text:style-name="T2">var pageFunctions = extend(ProjectSafehouse, 'ProjectSafehouse.Login.Index');</text:span></text:p>
      <text:p text:style-name="P7"/>
      <text:p text:style-name="P6">This creates a namespace called ProjectSafehouse.Login.Index that is then cast to the local variable "pageFunctions". <text:s/>You may add functions directly to the pageFunctions variable and these new funcitons will be reflected in the namespace which can then be referenced from other pages. <text:s/>Example:</text:p>
      <text:p text:style-name="P3"><text:span text:style-name="T3">var</text:span><text:span text:style-name="T3"> pageFunctions = extend(ProjectSafehouse, </text:span><text:span text:style-name="T3">'ProjectSafehouse.Login.Index'</text:span><text:span text:style-name="T3">);</text:span></text:p>
      <text:p text:style-name="P4"/>
      <text:p text:style-name="P5"><text:span text:style-name="T4">pageFunctions.AlertA = </text:span><text:span text:style-name="T4">function</text:span><text:span text:style-name="T4"> () {</text:span></text:p>
      <text:p text:style-name="P5"><text:span text:style-name="T4"><text:s text:c="4"/>alert(</text:span><text:span text:style-name="T4">"The letter A"</text:span><text:span text:style-name="T4">);</text:span></text:p>
      <text:p text:style-name="P4">}</text:p>
      <text:p text:style-name="P4"/>
      <text:p text:style-name="P4">//These produce the same result:</text:p>
      <text:p text:style-name="P4">pageFunctions.alertA();</text:p>
      <text:p text:style-name="P4">ProjectSafehouse.Login.Index.alertA();</text:p>
      <text:p text:style-name="P6"/>
      <text:p text:style-name="P6">Using a namespace on another page should be done by declaring a local variable and assigning to it based on the smallest namespace you can use. <text:s/>Example:</text:p>
      <text:p text:style-name="P6"/>
      <text:p text:style-name="P6">ProjectSafehouse.UtilityFunctions.Math.findMean(25, 35, 12);</text:p>
      <text:p text:style-name="P6">should be namespaced down to:</text:p>
      <text:p text:style-name="P6"/>
      <text:p text:style-name="P6">var MathUtilities = ProjectSafehouse.UtilityFunctions.Math;</text:p>
      <text:p text:style-name="P6">MathUtilities.findMean(25,35,12);</text:p>
      <text:p text:style-name="P6">so that future uses of the math functions on that page don't require rewriting deep namespaces everytime.</text:p>
      <text:p text:style-name="P6"/>
      <text:p text:style-name="P6">If you are creating non page-specific functions (such as reusable functionality, plugins etc) then those Javascript files should be created inside of the /Scripts directory with the following naming schema: <text:s/>safehouse.nameofscript.js and they should be either namespaced or a fully compatible jQuery plugin.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45S</meta:editing-duration>
    <meta:editing-cycles>8</meta:editing-cycles>
    <meta:generator>OpenOffice.org/3.4.1$Win32 OpenOffice.org_project/341m1$Build-9593</meta:generator>
    <dc:date>2013-05-17T08:57:50.64</dc:date>
    <meta:document-statistic meta:table-count="0" meta:image-count="0" meta:object-count="0" meta:page-count="1" meta:paragraph-count="22" meta:word-count="295" meta:character-count="2174"/>
    <meta:user-defined meta:name="Info 1"/>
    <meta:user-defined meta:name="Info 2"/>
    <meta:user-defined meta:name="Info 3"/>
    <meta:user-defined meta:name="Info 4"/>
  </office:meta>
</office:document-meta>
</file>